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4.4173in"/>
    </style:style>
    <style:style style:name="co5" style:family="table-column">
      <style:table-column-properties fo:break-before="auto" style:column-width="3.0425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1.9862in"/>
    </style:style>
    <style:style style:name="co8" style:family="table-column">
      <style:table-column-properties fo:break-before="auto" style:column-width="0.8472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7402in"/>
    </style:style>
    <style:style style:name="co11" style:family="table-column">
      <style:table-column-properties fo:break-before="auto" style:column-width="1.4327in"/>
    </style:style>
    <style:style style:name="co12" style:family="table-column">
      <style:table-column-properties fo:break-before="auto" style:column-width="1.6791in"/>
    </style:style>
    <style:style style:name="co13" style:family="table-column">
      <style:table-column-properties fo:break-before="auto" style:column-width="1.7098in"/>
    </style:style>
    <style:style style:name="co14" style:family="table-column">
      <style:table-column-properties fo:break-before="auto" style:column-width="4.0283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120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values">
      <style:table-properties table:display="true" style:writing-mode="lr-tb"/>
    </style:style>
    <style:style style:name="ta2" style:family="table" style:master-page-name="PageStyle_5f_SIM_5f_TEAM">
      <style:table-properties table:display="true" style:writing-mode="lr-tb"/>
    </style:style>
    <style:style style:name="ta3" style:family="table" style:master-page-name="PageStyle_5f_SIM_5f_ZARM">
      <style:table-properties table:display="true" style:writing-mode="lr-tb"/>
    </style:style>
    <style:style style:name="ta4" style:family="table" style:master-page-name="PageStyle_5f_SIM_5f_MST1">
      <style:table-properties table:display="true" style:writing-mode="lr-tb"/>
    </style:style>
    <style:style style:name="ta5" style:family="table" style:master-page-name="PageStyle_5f_SIM_5f_MST2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</style:style>
    <style:style style:name="ce2" style:family="table-cell" style:parent-style-name="Default" style:data-style-name="N5000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alu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P1, JP2</text:p>
          </table:table-cell>
          <table:table-cell office:value-type="string">
            <text:p>JUMPER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J1, SJ2, SJ3, SJ4</text:p>
          </table:table-cell>
          <table:table-cell office:value-type="string">
            <text:p>SMD solder JUMPER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071">
            <text:p>2332071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25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1907510">
            <text:p>1907510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 table:number-columns-repeated="2"/>
          <table:table-cell table:style-name="ce6" office:value-type="string">
            <text:p>666-2386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064">
            <text:p>233206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table:style-name="ce5" office:value-type="float" office:value="2407305">
            <text:p>2407305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 (10k)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table:style-name="ce5" office:value-type="float" office:value="1345093">
            <text:p>1345093</text:p>
          </table:table-cell>
          <table:table-cell table:style-name="ce7" office:value-type="string">
            <text:p>(10k: 737-7833)</text:p>
          </table:table-cell>
          <table:table-cell table:number-columns-repeated="1015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7, R38, R39, R40, R41, R42, R43, R44, R45, R46, R47</text:p>
          </table:table-cell>
          <table:table-cell office:value-type="string">
            <text:p>RESISTOR, European symbol</text:p>
          </table:table-cell>
          <table:table-cell/>
          <table:table-cell table:style-name="ce5" office:value-type="float" office:value="1099792">
            <text:p>1099792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4_ERRINH, LED5_PWR, 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3"/>
          <table:table-cell table:style-name="ce7" office:value-type="string">
            <text:p>752-9157</text:p>
          </table:table-cell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T1_LO, T2_SOE, T4_PWR, T5_ERRINH, T9_SODS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, T7_ERRINH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1_LO, LED2_SOE, LED3_SODS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0, C11</text:p>
          </table:table-cell>
          <table:table-cell office:value-type="string">
            <text:p>CAPACITOR, European symbol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opt</text:p>
          </table:table-cell>
          <table:table-cell office:value-type="string">
            <text:p>CRYSTALHC49S</text:p>
          </table:table-cell>
          <table:table-cell office:value-type="string">
            <text:p>HC49/S</text:p>
          </table:table-cell>
          <table:table-cell office:value-type="string">
            <text:p>Q1</text:p>
          </table:table-cell>
          <table:table-cell office:value-type="string">
            <text:p>CRYSTAL</text:p>
          </table:table-cell>
          <table:table-cell/>
          <table:table-cell office:value-type="float" office:value="1667008">
            <text:p>1667008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4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TEAM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ce8"/>
        <table:table-column table:style-name="co2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office:value-type="string">
            <text:p>AK500/2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office:value-type="string">
            <text:p>F09HP</text:p>
          </table:table-cell>
          <table:table-cell office:value-type="string">
            <text:p>SUB-D</text:p>
          </table:table-cell>
          <table:table-cell/>
          <table:table-cell office:value-type="float" office:value="1207597">
            <text:p>1207597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office:value-type="string">
            <text:p>F15HP</text:p>
          </table:table-cell>
          <table:table-cell office:value-type="string">
            <text:p>SUB-D</text:p>
          </table:table-cell>
          <table:table-cell/>
          <table:table-cell office:value-type="float" office:value="1207598">
            <text:p>1207598</text:p>
          </table:table-cell>
          <table:table-cell table:number-columns-repeated="1018"/>
        </table:table-row>
        <table:table-row table:style-name="ro1">
          <table:table-cell table:style-name="ce2" table:formula="of:=2*([.A3]+[.A4])" office:value-type="float" office:value="6">
            <text:p>6</text:p>
          </table:table-cell>
          <table:table-cell/>
          <table:table-cell office:value-type="string">
            <text:p>Schraube</text:p>
          </table:table-cell>
          <table:table-cell table:number-columns-repeated="2"/>
          <table:table-cell office:value-type="float" office:value="1855027">
            <text:p>1855027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8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071">
            <text:p>2332071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25V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1907510">
            <text:p>1907510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064">
            <text:p>2332064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Potentiometer</text:p>
          </table:table-cell>
          <table:table-cell/>
          <table:table-cell table:style-name="ce5" office:value-type="float" office:value="1345093">
            <text:p>134509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table:style-name="ce5" office:value-type="float" office:value="1099792">
            <text:p>1099792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8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7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8"/>
        </table:table-row>
        <table:table-row table:style-name="ro3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8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TEN3-2410N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7"/>
        </table:table-row>
        <table:table-row table:style-name="ro3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8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ZARM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float" office:value="1207597">
            <text:p>120759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float" office:value="1207598">
            <text:p>1207598</text:p>
          </table:table-cell>
          <table:table-cell table:number-columns-repeated="1016"/>
        </table:table-row>
        <table:table-row table:style-name="ro1">
          <table:table-cell table:style-name="ce2" table:formula="of:=2*([.A2]+[.A3])" office:value-type="float" office:value="6">
            <text:p>6</text:p>
          </table:table-cell>
          <table:table-cell table:style-name="ce8"/>
          <table:table-cell office:value-type="string">
            <text:p>Schraube</text:p>
          </table:table-cell>
          <table:table-cell table:style-name="ce3"/>
          <table:table-cell table:style-name="Default" table:number-columns-repeated="2"/>
          <table:table-cell/>
          <table:table-cell office:value-type="float" office:value="1855027">
            <text:p>185502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5, C26, C27, C28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071">
            <text:p>233207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25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1907510">
            <text:p>190751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064">
            <text:p>233206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8, R41, R45, R46, R47</text:p>
          </table:table-cell>
          <table:table-cell office:value-type="string">
            <text:p>RESISTOR, European symbol</text:p>
          </table:table-cell>
          <table:table-cell/>
          <table:table-cell table:style-name="ce5" office:value-type="float" office:value="1099792">
            <text:p>1099792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3"/>
          <table:table-cell table:style-name="ce7" office:value-type="string">
            <text:p>752-9157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MST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float" office:value="1207597">
            <text:p>120759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float" office:value="1207598">
            <text:p>1207598</text:p>
          </table:table-cell>
          <table:table-cell table:number-columns-repeated="1016"/>
        </table:table-row>
        <table:table-row table:style-name="ro1">
          <table:table-cell table:style-name="ce2" table:formula="of:=2*([.A3]+[.A4])" office:value-type="float" office:value="6">
            <text:p>6</text:p>
          </table:table-cell>
          <table:table-cell table:style-name="ce8"/>
          <table:table-cell office:value-type="string">
            <text:p>Schraube</text:p>
          </table:table-cell>
          <table:table-cell table:style-name="ce3"/>
          <table:table-cell table:style-name="Default" table:number-columns-repeated="2"/>
          <table:table-cell/>
          <table:table-cell table:style-name="Default" office:value-type="float" office:value="1855027">
            <text:p>185502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table:style-name="ce6" office:value-type="float" office:value="2333544">
            <text:p>2333544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71">
            <text:p>2332071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25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1907510">
            <text:p>1907510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 table:number-columns-repeated="2"/>
          <table:table-cell table:style-name="ce6" office:value-type="string">
            <text:p>666-2386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64">
            <text:p>233206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407305">
            <text:p>2407305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1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table:style-name="Default"/>
          <table:table-cell table:style-name="ce7" office:value-type="string">
            <text:p>737-7833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7,R39, R40, R43, R44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4_ERRINH, LED5_PWR, 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T1_LO, T2_SOE, T4_PWR, T5_ERRINH, T9_SODS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1_LO, LED2_SOE, LED3_SODS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MST2" table:style-name="ta5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float" office:value="1207597">
            <text:p>120759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float" office:value="1207598">
            <text:p>1207598</text:p>
          </table:table-cell>
          <table:table-cell table:number-columns-repeated="1016"/>
        </table:table-row>
        <table:table-row table:style-name="ro1">
          <table:table-cell table:style-name="ce2" table:formula="of:=2*([.A3]+[.A4])" office:value-type="float" office:value="6">
            <text:p>6</text:p>
          </table:table-cell>
          <table:table-cell table:style-name="ce8"/>
          <table:table-cell office:value-type="string">
            <text:p>Schraube</text:p>
          </table:table-cell>
          <table:table-cell table:style-name="ce3"/>
          <table:table-cell table:style-name="Default" table:number-columns-repeated="2"/>
          <table:table-cell/>
          <table:table-cell office:value-type="float" office:value="1855027">
            <text:p>185502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table:style-name="ce6" office:value-type="float" office:value="2333544">
            <text:p>2333544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071">
            <text:p>2332071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25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1907510">
            <text:p>1907510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 table:number-columns-repeated="2"/>
          <table:table-cell table:style-name="ce6" office:value-type="string">
            <text:p>666-2386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064">
            <text:p>233206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table:style-name="ce5" office:value-type="float" office:value="2407305">
            <text:p>2407305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1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 table:number-columns-repeated="2"/>
          <table:table-cell table:style-name="ce7" office:value-type="string">
            <text:p>737-7833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8, R41, R42, R45, R46, R47</text:p>
          </table:table-cell>
          <table:table-cell office:value-type="string">
            <text:p>RESISTOR, European symbol</text:p>
          </table:table-cell>
          <table:table-cell/>
          <table:table-cell table:style-name="ce5" office:value-type="float" office:value="1099792">
            <text:p>1099792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<text:s/>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3"/>
          <table:table-cell table:style-name="ce7" office:value-type="string">
            <text:p>752-9157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, T7_ERRINH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asm variants" table:style-name="ta6">
        <office:forms form:automatic-focus="false" form:apply-design-mode="false"/>
        <table:table-column table:style-name="co10" table:default-cell-style-name="ce9"/>
        <table:table-column table:style-name="co11" table:default-cell-style-name="ce5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7" table:number-columns-repeated="4" table:default-cell-style-name="ce10"/>
        <table:table-row table:style-name="ro3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office:value-type="string">
            <text:p>VAR_RX</text:p>
          </table:table-cell>
          <table:table-cell office:value-type="string">
            <text:p>VAR_ZARM</text:p>
          </table:table-cell>
          <table:table-cell office:value-type="string">
            <text:p>VAR_MST1</text:p>
          </table:table-cell>
          <table:table-cell office:value-type="string">
            <text:p>VAR_MST2</text:p>
          </table:table-cell>
        </table:table-row>
        <table:table-row table:style-name="ro3">
          <table:table-cell office:value-type="string">
            <text:p>C1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4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0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 table:number-columns-repeated="3"/>
          <table:table-cell table:style-name="ce11" table:number-columns-repeated="4"/>
        </table:table-row>
        <table:table-row table:style-name="ro3">
          <table:table-cell office:value-type="string">
            <text:p>C11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 table:number-columns-repeated="3"/>
          <table:table-cell table:style-name="ce11" table:number-columns-repeated="4"/>
        </table:table-row>
        <table:table-row table:style-name="ro1">
          <table:table-cell office:value-type="string">
            <text:p>C12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22u/25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1907510">
            <text:p>1907510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2u/25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1907510">
            <text:p>1907510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7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18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1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0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2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30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C31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2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4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407305">
            <text:p>2407305</text:p>
          </table:table-cell>
          <table:table-cell/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3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table:style-name="ce4" office:value-type="float" office:value="2346932">
            <text:p>234693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D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JP1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table:number-columns-repeated="3"/>
          <table:table-cell table:style-name="ce11" table:number-columns-repeated="4"/>
        </table:table-row>
        <table:table-row table:style-name="ro3">
          <table:table-cell office:value-type="string">
            <text:p>JP2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table:number-columns-repeated="3"/>
          <table:table-cell table:style-name="ce11" table:number-columns-repeated="4"/>
        </table:table-row>
        <table:table-row table:style-name="ro3">
          <table:table-cell office:value-type="string">
            <text:p>LED1_LO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LED2_SOE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LED3_SODS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LED4_ERRINH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LED5_PWR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LED6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LED7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LED8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OK1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2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3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</text:p>
          </table:table-cell>
          <table:table-cell office:value-type="string">
            <text:p>opt</text:p>
          </table:table-cell>
          <table:table-cell office:value-type="string">
            <text:p>CRYSTALHC49S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  <table:table-cell/>
          <table:table-cell office:value-type="float" office:value="1667008">
            <text:p>1667008</text:p>
          </table:table-cell>
          <table:table-cell/>
          <table:table-cell table:style-name="ce11" table:number-columns-repeated="4"/>
        </table:table-row>
        <table:table-row table:style-name="ro3">
          <table:table-cell office:value-type="string">
            <text:p>Q2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3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4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5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6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7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8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9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0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2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7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ce6"/>
          <table:table-cell table:style-name="ce6" office:value-type="string">
            <text:p>666-2386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ce6"/>
          <table:table-cell table:style-name="ce6" office:value-type="string">
            <text:p>666-2386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ce6"/>
          <table:table-cell table:style-name="ce6" office:value-type="string">
            <text:p>666-2386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ce6"/>
          <table:table-cell table:style-name="ce6" office:value-type="string">
            <text:p>666-2386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71">
            <text:p>233207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7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71">
            <text:p>233207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8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71">
            <text:p>233207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71">
            <text:p>233207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71">
            <text:p>2332071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5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9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64">
            <text:p>2332064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32064">
            <text:p>2332064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3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4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style-name="ce11" table:number-columns-repeated="4"/>
        </table:table-row>
        <table:table-row table:style-name="ro3">
          <table:table-cell office:value-type="string">
            <text:p>R35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R38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9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R40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R41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2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table:style-name="ce11" table:number-columns-repeated="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3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R44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R45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4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2">
            <text:p>109979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R48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ce6" office:value-type="float" office:value="2333544">
            <text:p>2333544</text:p>
          </table:table-cell>
          <table:table-cell/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49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50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SJ1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11" table:number-columns-repeated="4"/>
        </table:table-row>
        <table:table-row table:style-name="ro3">
          <table:table-cell office:value-type="string">
            <text:p>SJ2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11" table:number-columns-repeated="4"/>
        </table:table-row>
        <table:table-row table:style-name="ro3">
          <table:table-cell office:value-type="string">
            <text:p>SJ3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11" table:number-columns-repeated="4"/>
        </table:table-row>
        <table:table-row table:style-name="ro3">
          <table:table-cell office:value-type="string">
            <text:p>SJ4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11" table:number-columns-repeated="4"/>
        </table:table-row>
        <table:table-row table:style-name="ro3">
          <table:table-cell office:value-type="string">
            <text:p>SV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/>
          <table:table-cell table:style-name="ce11"/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string">
            <text:p>SV2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3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4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6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T1_LO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T2_SOE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T3_SOE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4_PWR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T5_ERRINH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T6_PWR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5</text:p>
          </table:table-cell>
          <table:table-cell table:number-columns-repeated="2"/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7_ERRINH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5</text:p>
          </table:table-cell>
          <table:table-cell table:number-columns-repeated="2"/>
          <table:table-cell table:style-name="ce11" table:number-columns-repeated="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8_LO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9_SODS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</table:table-row>
        <table:table-row table:style-name="ro3">
          <table:table-cell office:value-type="string">
            <text:p>T10_SODS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$4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table:number-columns-repeated="2"/>
          <table:table-cell office:value-type="float" office:value="1103848">
            <text:p>110384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5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table:number-columns-repeated="2"/>
          <table:table-cell office:value-type="float" office:value="9387234">
            <text:p>9387234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6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table:number-columns-repeated="2"/>
          <table:table-cell office:value-type="float" office:value="1440813">
            <text:p>144081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7_BE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style-name="ce7" office:value-type="string">
            <text:p>(10k: 737-7833)</text:p>
          </table:table-cell>
          <table:table-cell office:value-type="float" office:value="1">
            <text:p>1</text:p>
          </table:table-cell>
          <table:table-cell table:style-name="ce11"/>
          <table:table-cell table:number-columns-repeated="2" office:value-type="string">
            <text:p>1 (10k)</text:p>
          </table:table-cell>
        </table:table-row>
        <table:table-row table:style-name="ro3">
          <table:table-cell office:value-type="string">
            <text:p>U$8_DROP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style-name="ce7" office:value-type="string">
            <text:p>(10k: 737-7833)</text:p>
          </table:table-cell>
          <table:table-cell office:value-type="float" office:value="1">
            <text:p>1</text:p>
          </table:table-cell>
          <table:table-cell table:style-name="ce11"/>
          <table:table-cell table:number-columns-repeated="2" office:value-type="string">
            <text:p>1 (10k)</text:p>
          </table:table-cell>
        </table:table-row>
        <table:table-row table:style-name="ro3">
          <table:table-cell office:value-type="string">
            <text:p>U$9_DROPDU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style-name="ce7" office:value-type="string">
            <text:p>(10k: 737-7833)</text:p>
          </table:table-cell>
          <table:table-cell office:value-type="float" office:value="1">
            <text:p>1</text:p>
          </table:table-cell>
          <table:table-cell table:style-name="ce11"/>
          <table:table-cell table:number-columns-repeated="2" office:value-type="string">
            <text:p>1 (10k)</text:p>
          </table:table-cell>
        </table:table-row>
        <table:table-row table:style-name="ro3">
          <table:table-cell office:value-type="string">
            <text:p>U$10</text:p>
          </table:table-cell>
          <table:table-cell table:number-columns-repeated="3" office:value-type="string">
            <text:p>TEN3-2410N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11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table:number-columns-repeated="2"/>
          <table:table-cell office:value-type="float" office:value="2333799">
            <text:p>233379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1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table:number-columns-repeated="2"/>
          <table:table-cell office:value-type="float" office:value="2333799">
            <text:p>233379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2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3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4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table:number-columns-repeated="2"/>
          <table:table-cell office:value-type="float" office:value="1685603">
            <text:p>168560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5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6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table:number-columns-repeated="2"/>
          <table:table-cell office:value-type="float" office:value="1843660">
            <text:p>1843660</text:p>
          </table:table-cell>
          <table:table-cell/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7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table:number-columns-repeated="2"/>
          <table:table-cell office:value-type="float" office:value="2112625">
            <text:p>211262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8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table:number-columns-repeated="3"/>
          <table:table-cell office:value-type="string">
            <text:p>463-690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1</text:p>
          </table:table-cell>
          <table:table-cell table:number-columns-repeated="3" office:value-type="string">
            <text:p>PN61729-S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style-name="ce11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2_GROUNDSTATION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SUB-D</text:p>
          </table:table-cell>
          <table:table-cell/>
          <table:table-cell office:value-type="float" office:value="1207597">
            <text:p>1207597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X3_DEBUG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SUB-D</text:p>
          </table:table-cell>
          <table:table-cell/>
          <table:table-cell office:value-type="float" office:value="1207597">
            <text:p>1207597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X4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SUB-D</text:p>
          </table:table-cell>
          <table:table-cell/>
          <table:table-cell office:value-type="float" office:value="1207598">
            <text:p>120759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X5</text:p>
          </table:table-cell>
          <table:table-cell table:number-columns-repeated="3" office:value-type="string">
            <text:p>RLP2-200-500</text:p>
          </table:table-cell>
          <table:table-cell table:number-columns-repeated="3"/>
          <table:table-cell table:style-name="ce7" office:value-type="string">
            <text:p>752-9157</text:p>
          </table:table-cell>
          <table:table-cell table:style-name="ce11"/>
          <table:table-cell office:value-type="float" office:value="1">
            <text:p>1</text:p>
          </table:table-cell>
          <table:table-cell table:style-name="ce11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X6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/>
          <table:table-cell office:value-type="float" office:value="1">
            <text:p>1</text:p>
          </table:table-cell>
          <table:table-cell table:style-name="ce11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CHR1</text:p>
          </table:table-cell>
          <table:table-cell table:number-columns-repeated="2"/>
          <table:table-cell office:value-type="string">
            <text:p>schraube</text:p>
          </table:table-cell>
          <table:table-cell table:number-columns-repeated="2"/>
          <table:table-cell office:value-type="float" office:value="1855027">
            <text:p>1855027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SCHR2</text:p>
          </table:table-cell>
          <table:table-cell table:number-columns-repeated="2"/>
          <table:table-cell office:value-type="string">
            <text:p>schraube</text:p>
          </table:table-cell>
          <table:table-cell table:number-columns-repeated="2"/>
          <table:table-cell office:value-type="float" office:value="1855027">
            <text:p>1855027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SCHR3</text:p>
          </table:table-cell>
          <table:table-cell table:number-columns-repeated="2"/>
          <table:table-cell office:value-type="string">
            <text:p>schraube</text:p>
          </table:table-cell>
          <table:table-cell table:number-columns-repeated="2"/>
          <table:table-cell office:value-type="float" office:value="1855027">
            <text:p>1855027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SCHR4</text:p>
          </table:table-cell>
          <table:table-cell table:number-columns-repeated="2"/>
          <table:table-cell office:value-type="string">
            <text:p>schraube</text:p>
          </table:table-cell>
          <table:table-cell table:number-columns-repeated="2"/>
          <table:table-cell office:value-type="float" office:value="1855027">
            <text:p>1855027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SCHR5</text:p>
          </table:table-cell>
          <table:table-cell table:number-columns-repeated="2"/>
          <table:table-cell office:value-type="string">
            <text:p>schraube</text:p>
          </table:table-cell>
          <table:table-cell table:number-columns-repeated="2"/>
          <table:table-cell office:value-type="float" office:value="1855027">
            <text:p>1855027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SCHR6</text:p>
          </table:table-cell>
          <table:table-cell table:number-columns-repeated="2"/>
          <table:table-cell office:value-type="string">
            <text:p>schraube</text:p>
          </table:table-cell>
          <table:table-cell table:number-columns-repeated="2"/>
          <table:table-cell office:value-type="float" office:value="1855027">
            <text:p>1855027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 table:number-rows-repeated="1048408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11.6902in" fo:page-height="8.2701in" style:num-format="1" style:print-orientation="landscape" fo:margin="0.3in" fo:margin-top="0.3in" fo:margin-bottom="0.3in" fo:margin-left="0.3in" fo:margin-right="0.3in" style:first-page-number="continue" style:scale-to="5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ues" style:display-name="PageStyle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TEAM" style:display-name="PageStyle_SIM_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ZARM" style:display-name="PageStyle_SIM_ZA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MST1" style:display-name="PageStyle_SIM_M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MST2" style:display-name="PageStyle_SIM_MS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s Benes</meta:initial-creator>
    <dc:creator>nn33 </dc:creator>
    <meta:creation-date>2015-03-13T16:48:07</meta:creation-date>
    <dc:date>2015-03-16T03:56:36</dc:date>
    <meta:editing-duration>PT6H57M28S</meta:editing-duration>
    <meta:generator>LibreOffice/3.5$Linux_X86_64 LibreOffice_project/350m1$Build-2</meta:generator>
    <meta:printed-by>n1 </meta:printed-by>
    <meta:print-date>2015-03-14T23:05:41</meta:print-date>
    <meta:editing-cycles>29</meta:editing-cycles>
    <meta:document-statistic meta:table-count="6" meta:cell-count="29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